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1т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розов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Алашеев А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рошенков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09-29T22:43:41.116182571</dc:date>
    <meta:editing-duration>PT9H56M30S</meta:editing-duration>
    <meta:editing-cycles>1</meta:editing-cycles>
    <meta:document-statistic meta:table-count="3" meta:cell-count="249" meta:object-count="0"/>
    <meta:generator>LibreOffice/4.2.6.3$Linux_x86 LibreOffice_project/420m0$Build-3</meta:generator>
  </office:meta>
</office:document-meta>
</file>